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.5pt" fo:font-weight="bold" style:font-size-asian="8.5pt" style:font-weight-asian="bold" style:font-size-complex="8.5pt"/>
    </style:style>
    <style:style style:name="P4" style:family="paragraph" style:parent-style-name="Standard">
      <style:text-properties fo:font-size="8.5pt" style:font-size-asian="8.5pt" style:font-size-complex="8.5pt"/>
    </style:style>
    <style:style style:name="P5" style:family="paragraph" style:parent-style-name="Standard">
      <loext:graphic-properties draw:fill="solid" draw:fill-color="#ffffff"/>
      <style:paragraph-properties fo:background-color="#ffffff"/>
    </style:style>
    <style:style style:name="P6" style:family="paragraph" style:parent-style-name="Standard">
      <loext:graphic-properties draw:fill="solid" draw:fill-color="#ffffff"/>
      <style:paragraph-properties fo:background-color="#ffffff"/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loext:graphic-properties draw:fill="solid" draw:fill-color="#ffffff"/>
      <style:paragraph-properties fo:margin-top="0.139in" fo:margin-bottom="0.139in" loext:contextual-spacing="false" fo:line-height="100%" fo:background-color="#ffffff"/>
    </style:style>
    <style:style style:name="P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4" style:family="text">
      <style:text-properties style:font-name="Courier New" fo:font-size="10pt" style:text-underline-style="solid" style:text-underline-width="auto" style:text-underline-color="font-color" style:font-name-asian="Courier New1" style:font-size-asian="10pt" style:font-name-complex="Courier New1" style:font-size-complex="10pt"/>
    </style:style>
    <style:style style:name="T5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ASSIGNMENT NO 12</text:span></text:p>
      <text:p text:style-name="P1"><text:span text:style-name="T1">31330</text:span></text:p>
      <text:p text:style-name="P2"/>
      <text:p text:style-name="Standard"><text:span text:style-name="T1">PROBLEM STATEMENT: </text:span></text:p>
      <text:p text:style-name="Standard"/>
      <text:p text:style-name="Standard">Write a program to implement Mongo DB database connectivity with any front end language to implement Database navigation operations(add, delete, edit etc.)</text:p>
      <text:p text:style-name="Standard"/>
      <text:p text:style-name="Standard"/>
      <text:p text:style-name="Standard"><text:span text:style-name="T1">IMPLEMENTATION </text:span></text:p>
      <text:p text:style-name="P3"/>
      <text:p text:style-name="P3"/>
      <text:p text:style-name="Standard"><text:span text:style-name="T2">pom.xml file :</text:span></text:p>
      <text:p text:style-name="P7"><text:span text:style-name="T3">&lt;</text:span><text:span text:style-name="T4">project</text:span><text:span text:style-name="T3"> xmlns="</text:span><text:a xlink:type="simple" xlink:href="http://maven.apache.org/POM/4.0.0" text:style-name="ListLabel_20_1" text:visited-style-name="ListLabel_20_1"><text:span text:style-name="T3">http://maven.apache.org/POM/4.0.0</text:span></text:a><text:span text:style-name="T3">" xmlns:xsi="</text:span><text:a xlink:type="simple" xlink:href="http://www.w3.org/2001/XMLSchema-instance" text:style-name="ListLabel_20_1" text:visited-style-name="ListLabel_20_1"><text:span text:style-name="T3">http://www.w3.org/2001/XMLSchema-instance</text:span></text:a><text:span text:style-name="T3">" xsi:schemaLocation="</text:span><text:a xlink:type="simple" xlink:href="http://maven.apache.org/POM/4.0.0" text:style-name="ListLabel_20_1" text:visited-style-name="ListLabel_20_1"><text:span text:style-name="T3">http://maven.apache.org/POM/4.0.0</text:span></text:a><text:a xlink:type="simple" xlink:href="https://maven.apache.org/xsd/maven-4.0.0.xsd" text:style-name="ListLabel_20_1" text:visited-style-name="ListLabel_20_1"><text:span text:style-name="T3"> </text:span></text:a><text:a xlink:type="simple" xlink:href="https://maven.apache.org/xsd/maven-4.0.0.xsd" text:style-name="ListLabel_20_1" text:visited-style-name="ListLabel_20_1"><text:span text:style-name="T3">https://maven.apache.org/xsd/maven-4.0.0.xsd</text:span></text:a><text:span text:style-name="T3">"&gt;</text:span></text:p>
      <text:p text:style-name="P5"><text:span text:style-name="T3"><text:s/>&lt;modelVersion&gt;4.0.0&lt;/modelVersion&gt;</text:span></text:p>
      <text:p text:style-name="P5"><text:span text:style-name="T3"><text:s/>&lt;groupId&gt;mongodb_connection_31337&lt;/groupId&gt;</text:span></text:p>
      <text:p text:style-name="P5"><text:span text:style-name="T3"><text:s/>&lt;artifactId&gt;mongodb_connection_31337&lt;/artifactId&gt;</text:span></text:p>
      <text:p text:style-name="P5"><text:span text:style-name="T3"><text:s/>&lt;version&gt;0.0.1-SNAPSHOT&lt;/version&gt;</text:span></text:p>
      <text:p text:style-name="P5"><text:span text:style-name="T3"><text:s/>&lt;dependency&gt;</text:span></text:p>
      <text:p text:style-name="P5"><text:span text:style-name="T3"><text:s/><text:tab/>&lt;groupId&gt;org.mongodb&lt;/groupId&gt;</text:span></text:p>
      <text:p text:style-name="P5"><text:span text:style-name="T3"><text:s text:c="3"/>&lt;artifactId&gt;mongo-java-driver&lt;/artifactId&gt;</text:span></text:p>
      <text:p text:style-name="P5"><text:soft-page-break/><text:span text:style-name="T3"><text:s text:c="3"/>&lt;version&gt;4.8.0&lt;/version&gt;</text:span></text:p>
      <text:p text:style-name="P5"><text:span text:style-name="T3"><text:s/>&lt;/dependency&gt;</text:span></text:p>
      <text:p text:style-name="P5"><text:span text:style-name="T3">&lt;/project&gt;</text:span></text:p>
      <text:p text:style-name="P6"/>
      <text:p text:style-name="P6"/>
      <text:p text:style-name="P5"><text:span text:style-name="T5">java file :</text:span></text:p>
      <text:p text:style-name="P6"/>
      <text:p text:style-name="P5"><text:span text:style-name="T3">package mongodb_connection_31337;</text:span></text:p>
      <text:p text:style-name="P5"><text:span text:style-name="T3">import com.mongodb.MongoClient;</text:span></text:p>
      <text:p text:style-name="P5"><text:span text:style-name="T3">import com.mongodb.MongoClientURI;</text:span></text:p>
      <text:p text:style-name="P5"><text:span text:style-name="T3">import com.mongodb.client.MongoCollection;</text:span></text:p>
      <text:p text:style-name="P5"><text:span text:style-name="T3">import com.mongodb.client.MongoCursor;</text:span></text:p>
      <text:p text:style-name="P5"><text:span text:style-name="T3">import com.mongodb.client.MongoDatabase;</text:span></text:p>
      <text:p text:style-name="P5"><text:span text:style-name="T3">import org.bson.Document;</text:span></text:p>
      <text:p text:style-name="P5"><text:span text:style-name="T3">import java.util.Scanner;</text:span></text:p>
      <text:p text:style-name="P6"/>
      <text:p text:style-name="P5"><text:span text:style-name="T3">public class mongodb_connection {</text:span></text:p>
      <text:p text:style-name="P5"><text:span text:style-name="T3"><text:s text:c="4"/>private static MongoClient mongoClient;</text:span></text:p>
      <text:p text:style-name="P5"><text:span text:style-name="T3"><text:s text:c="4"/>private static MongoDatabase database;</text:span></text:p>
      <text:p text:style-name="P5"><text:span text:style-name="T3"><text:s text:c="4"/>private static MongoCollection&lt;Document&gt; collection;</text:span></text:p>
      <text:p text:style-name="P6"/>
      <text:p text:style-name="P5"><text:soft-page-break/><text:span text:style-name="T3"><text:s text:c="4"/>public static void main(String[] args) {</text:span></text:p>
      <text:p text:style-name="P5"><text:span text:style-name="T3"><text:s text:c="8"/>String uri = "mongodb://te31337:te31337@10.10.13.97/te31337_db";</text:span></text:p>
      <text:p text:style-name="P5"><text:span text:style-name="T3"><text:s text:c="8"/>MongoClientURI mongoClientURI = new MongoClientURI(uri);</text:span></text:p>
      <text:p text:style-name="P5"><text:span text:style-name="T3"><text:s text:c="8"/>mongoClient = new MongoClient(mongoClientURI);</text:span></text:p>
      <text:p text:style-name="P5"><text:span text:style-name="T3"><text:s text:c="8"/>System.out.println("Created Mongo Connection successfully");</text:span></text:p>
      <text:p text:style-name="P5"><text:span text:style-name="T3"><text:s text:c="8"/>database = mongoClient.getDatabase("te31337_db");</text:span></text:p>
      <text:p text:style-name="P5"><text:span text:style-name="T3"><text:s text:c="8"/>System.out.println("Get database is successful");</text:span></text:p>
      <text:p text:style-name="P5"><text:span text:style-name="T3"><text:s text:c="8"/>collection = database.getCollection("users");</text:span></text:p>
      <text:p text:style-name="P6"/>
      <text:p text:style-name="P5"><text:span text:style-name="T3"><text:s text:c="8"/>Scanner scanner = new Scanner(System.in);</text:span></text:p>
      <text:p text:style-name="P5"><text:span text:style-name="T3"><text:s text:c="8"/>int choice;</text:span></text:p>
      <text:p text:style-name="P6"/>
      <text:p text:style-name="P5"><text:span text:style-name="T3"><text:s text:c="8"/>do {</text:span></text:p>
      <text:p text:style-name="P5"><text:span text:style-name="T3"><text:s text:c="12"/>System.out.println("1. Add User");</text:span></text:p>
      <text:p text:style-name="P5"><text:span text:style-name="T3"><text:s text:c="12"/>System.out.println("2. Remove User");</text:span></text:p>
      <text:p text:style-name="P5"><text:span text:style-name="T3"><text:s text:c="12"/>System.out.println("3. List Users");</text:span></text:p>
      <text:p text:style-name="P5"><text:span text:style-name="T3"><text:s text:c="12"/>System.out.println("4. Update User");</text:span></text:p>
      <text:p text:style-name="P5"><text:span text:style-name="T3"><text:s text:c="12"/>System.out.println("5. Exit");</text:span></text:p>
      <text:p text:style-name="P5"><text:span text:style-name="T3"><text:s text:c="12"/>System.out.print("Enter your choice: ");</text:span></text:p>
      <text:p text:style-name="P5"><text:span text:style-name="T3"><text:s text:c="12"/>choice = scanner.nextInt();</text:span></text:p>
      <text:p text:style-name="P5"><text:span text:style-name="T3"><text:s text:c="12"/>scanner.nextLine();</text:span></text:p>
      <text:p text:style-name="P6"><text:soft-page-break/></text:p>
      <text:p text:style-name="P5"><text:span text:style-name="T3"><text:s text:c="12"/>switch (choice) {</text:span></text:p>
      <text:p text:style-name="P5"><text:span text:style-name="T3"><text:s text:c="16"/>case 1:</text:span></text:p>
      <text:p text:style-name="P5"><text:span text:style-name="T3"><text:s text:c="20"/>System.out.print("Enter user ID: ");</text:span></text:p>
      <text:p text:style-name="P5"><text:span text:style-name="T3"><text:s text:c="20"/>String userId = scanner.nextLine();</text:span></text:p>
      <text:p text:style-name="P5"><text:span text:style-name="T3"><text:s text:c="20"/>System.out.print("Enter user name: ");</text:span></text:p>
      <text:p text:style-name="P5"><text:span text:style-name="T3"><text:s text:c="20"/>String userName = scanner.nextLine();</text:span></text:p>
      <text:p text:style-name="P5"><text:span text:style-name="T3"><text:s text:c="20"/>addUser(userId, userName);</text:span></text:p>
      <text:p text:style-name="P5"><text:span text:style-name="T3"><text:s text:c="20"/>break;</text:span></text:p>
      <text:p text:style-name="P5"><text:span text:style-name="T3"><text:s text:c="16"/>case 2:</text:span></text:p>
      <text:p text:style-name="P5"><text:span text:style-name="T3"><text:s text:c="20"/>System.out.print("Enter user ID to remove: ");</text:span></text:p>
      <text:p text:style-name="P5"><text:span text:style-name="T3"><text:s text:c="20"/>userId = scanner.nextLine();</text:span></text:p>
      <text:p text:style-name="P5"><text:span text:style-name="T3"><text:s text:c="20"/>removeUser(userId);</text:span></text:p>
      <text:p text:style-name="P5"><text:span text:style-name="T3"><text:s text:c="20"/>break;</text:span></text:p>
      <text:p text:style-name="P5"><text:span text:style-name="T3"><text:s text:c="16"/>case 3:</text:span></text:p>
      <text:p text:style-name="P5"><text:span text:style-name="T3"><text:s text:c="20"/>listUsers();</text:span></text:p>
      <text:p text:style-name="P5"><text:span text:style-name="T3"><text:s text:c="20"/>break;</text:span></text:p>
      <text:p text:style-name="P5"><text:span text:style-name="T3"><text:s text:c="16"/>case 4:</text:span></text:p>
      <text:p text:style-name="P5"><text:span text:style-name="T3"><text:s text:c="20"/>System.out.print("Enter user ID to update: ");</text:span></text:p>
      <text:p text:style-name="P5"><text:span text:style-name="T3"><text:s text:c="20"/>userId = scanner.nextLine();</text:span></text:p>
      <text:p text:style-name="P5"><text:span text:style-name="T3"><text:s text:c="20"/>System.out.print("Enter new user name: ");</text:span></text:p>
      <text:p text:style-name="P5"><text:soft-page-break/><text:span text:style-name="T3"><text:s text:c="20"/>userName = scanner.nextLine();</text:span></text:p>
      <text:p text:style-name="P5"><text:span text:style-name="T3"><text:s text:c="20"/>updateUser(userId, userName);</text:span></text:p>
      <text:p text:style-name="P5"><text:span text:style-name="T3"><text:s text:c="20"/>break;</text:span></text:p>
      <text:p text:style-name="P5"><text:span text:style-name="T3"><text:s text:c="16"/>case 5:</text:span></text:p>
      <text:p text:style-name="P5"><text:span text:style-name="T3"><text:s text:c="20"/>System.out.println("Exiting...");</text:span></text:p>
      <text:p text:style-name="P5"><text:span text:style-name="T3"><text:s text:c="20"/>break;</text:span></text:p>
      <text:p text:style-name="P5"><text:span text:style-name="T3"><text:s text:c="16"/>default:</text:span></text:p>
      <text:p text:style-name="P5"><text:span text:style-name="T3"><text:s text:c="20"/>System.out.println("Invalid choice. Please try again.");</text:span></text:p>
      <text:p text:style-name="P5"><text:span text:style-name="T3"><text:s text:c="12"/>}</text:span></text:p>
      <text:p text:style-name="P5"><text:span text:style-name="T3"><text:s text:c="8"/>} while (choice != 5);</text:span></text:p>
      <text:p text:style-name="P6"/>
      <text:p text:style-name="P5"><text:span text:style-name="T3"><text:s text:c="8"/>mongoClient.close();</text:span></text:p>
      <text:p text:style-name="P5"><text:span text:style-name="T3"><text:s text:c="8"/>System.out.println("Mongo connection closed successfully");</text:span></text:p>
      <text:p text:style-name="P5"><text:span text:style-name="T3"><text:s text:c="4"/>}</text:span></text:p>
      <text:p text:style-name="P6"/>
      <text:p text:style-name="P5"><text:span text:style-name="T3"><text:s text:c="4"/>private static void addUser(String userId, String userName) {</text:span></text:p>
      <text:p text:style-name="P5"><text:span text:style-name="T3"><text:s text:c="8"/>Document user = new Document("userId", userId)</text:span></text:p>
      <text:p text:style-name="P5"><text:span text:style-name="T3"><text:s text:c="16"/>.append("name", userName);</text:span></text:p>
      <text:p text:style-name="P5"><text:span text:style-name="T3"><text:s text:c="8"/>collection.insertOne(user);</text:span></text:p>
      <text:p text:style-name="P5"><text:span text:style-name="T3"><text:s text:c="8"/>System.out.println("User added successfully: " + user.toJson());</text:span></text:p>
      <text:p text:style-name="P5"><text:span text:style-name="T3"><text:s text:c="4"/>}</text:span></text:p>
      <text:p text:style-name="P6"><text:soft-page-break/></text:p>
      <text:p text:style-name="P5"><text:span text:style-name="T3"><text:s text:c="4"/>private static void removeUser(String userId) {</text:span></text:p>
      <text:p text:style-name="P5"><text:span text:style-name="T3"><text:s text:c="8"/>Document query = new Document("userId", userId);</text:span></text:p>
      <text:p text:style-name="P5"><text:span text:style-name="T3"><text:s text:c="8"/>if (collection.deleteOne(query).getDeletedCount() &gt; 0) {</text:span></text:p>
      <text:p text:style-name="P5"><text:span text:style-name="T3"><text:s text:c="12"/>System.out.println("User removed successfully.");</text:span></text:p>
      <text:p text:style-name="P5"><text:span text:style-name="T3"><text:s text:c="8"/>} else {</text:span></text:p>
      <text:p text:style-name="P5"><text:span text:style-name="T3"><text:s text:c="12"/>System.out.println("User not found.");</text:span></text:p>
      <text:p text:style-name="P5"><text:span text:style-name="T3"><text:s text:c="8"/>}</text:span></text:p>
      <text:p text:style-name="P5"><text:span text:style-name="T3"><text:s text:c="4"/>}</text:span></text:p>
      <text:p text:style-name="P6"/>
      <text:p text:style-name="P5"><text:span text:style-name="T3"><text:s text:c="4"/>private static void listUsers() {</text:span></text:p>
      <text:p text:style-name="P5"><text:span text:style-name="T3"><text:s text:c="8"/>MongoCursor&lt;Document&gt; cursor = collection.find().iterator();</text:span></text:p>
      <text:p text:style-name="P5"><text:span text:style-name="T3"><text:s text:c="8"/>System.out.println("Listing all users:");</text:span></text:p>
      <text:p text:style-name="P5"><text:span text:style-name="T3"><text:s text:c="8"/>while (cursor.hasNext()) {</text:span></text:p>
      <text:p text:style-name="P5"><text:span text:style-name="T3"><text:s text:c="12"/>System.out.println(cursor.next().toJson());</text:span></text:p>
      <text:p text:style-name="P5"><text:span text:style-name="T3"><text:s text:c="8"/>}</text:span></text:p>
      <text:p text:style-name="P5"><text:span text:style-name="T3"><text:s text:c="4"/>}</text:span></text:p>
      <text:p text:style-name="P6"/>
      <text:p text:style-name="P5"><text:span text:style-name="T3"><text:s text:c="4"/>private static void updateUser(String userId, String userName) {</text:span></text:p>
      <text:p text:style-name="P5"><text:span text:style-name="T3"><text:s text:c="8"/>Document query = new Document("userId", userId);</text:span></text:p>
      <text:p text:style-name="P5"><text:span text:style-name="T3"><text:s text:c="8"/>Document newUserData = new Document("$set", new Document("name", userName));</text:span></text:p>
      <text:p text:style-name="P5"><text:soft-page-break/><text:span text:style-name="T3"><text:s text:c="8"/>if (collection.updateOne(query, newUserData).getModifiedCount() &gt; 0) {</text:span></text:p>
      <text:p text:style-name="P5"><text:span text:style-name="T3"><text:s text:c="12"/>System.out.println("User updated successfully.");</text:span></text:p>
      <text:p text:style-name="P5"><text:span text:style-name="T3"><text:s text:c="8"/>} else {</text:span></text:p>
      <text:p text:style-name="P5"><text:span text:style-name="T3"><text:s text:c="12"/>System.out.println("User not found.");</text:span></text:p>
      <text:p text:style-name="P5"><text:span text:style-name="T3"><text:s text:c="8"/>}</text:span></text:p>
      <text:p text:style-name="P5"><text:span text:style-name="T3"><text:s text:c="4"/>}</text:span></text:p>
      <text:p text:style-name="P5"><text:span text:style-name="T3">}</text:span></text:p>
      <text:p text:style-name="P6"/>
      <text:p text:style-name="P6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3" meta:word-count="341" meta:character-count="4663" meta:non-whitespace-character-count="3423"/>
    <meta:generator>LibreOfficeDev/6.0.5.2$Linux_X86_64 LibreOffice_project/</meta:generator>
  </office:meta>
</office:document-meta>
</file>